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f1b7" officeooo:paragraph-rsid="0014f1b7"/>
    </style:style>
    <style:style style:name="P2" style:family="paragraph" style:parent-style-name="Standard">
      <style:text-properties officeooo:rsid="0016599f" officeooo:paragraph-rsid="0016599f"/>
    </style:style>
    <style:style style:name="P3" style:family="paragraph" style:parent-style-name="Standard">
      <style:text-properties officeooo:rsid="00174fb6" officeooo:paragraph-rsid="00174f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dokumentation</text:p>
      <text:p text:style-name="P1"/>
      <text:p text:style-name="P2">Link zum Miro Stand Up Streifen</text:p>
      <text:p text:style-name="P2"><text:a xlink:type="simple" xlink:href="https://miro.com/app/board/uXjVMlVh1rQ=/?moveToWidget=3458764568017308551&amp;cot=14" text:style-name="Internet_20_link" text:visited-style-name="Visited_20_Internet_20_Link">https://miro.com/app/board/uXjVMlVh1rQ=/?moveToWidget=3458764568017308551&amp;cot=14</text:a></text:p>
      <text:p text:style-name="P2"/>
      <text:p text:style-name="P3">Link zur itch.io Seite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2T14:28:21.133000000</meta:creation-date>
    <dc:date>2023-12-02T14:29:57.555000000</dc:date>
    <meta:editing-duration>PT1M25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4" meta:word-count="12" meta:character-count="150" meta:non-whitespace-character-count="142"/>
  </office:meta>
</office:document-meta>
</file>